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6"/>
          <table:table-cell office:value-type="string" calcext:value-type="string">
            <text:p>Two – Grid Optimize Test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49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10"/>Time/iteration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10"/>
          <table:table-cell table:number-columns-repeated="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<text:s text:c="6"/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<text:s text:c="6"/>Two-Gr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663" calcext:value-type="float">
            <text:p>0.663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table:number-columns-repeated="3"/>
          <table:table-cell office:value-type="string" calcext:value-type="string">
            <text:p>10 iterations conver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mbda decreases with iteration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663" calcext:value-type="float">
            <text:p>0.663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table:number-columns-repeated="3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39 iterations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138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9"/>Time/iteration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Two-Grid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1.18" calcext:value-type="float">
            <text:p>1.18</text:p>
          </table:table-cell>
          <table:table-cell table:number-columns-repeated="3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 table:number-columns-repeated="3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37 iterations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 412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10"/>Time/iteration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Two-Grid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It seems giving the previous GMRES solution is not always good took a lot of time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6:09:52.704476238</meta:creation-date>
    <dc:date>2019-08-19T18:24:43.693839512</dc:date>
    <meta:editing-duration>PT1H28M49S</meta:editing-duration>
    <meta:editing-cycles>2</meta:editing-cycles>
    <meta:generator>LibreOffice/4.2.8.2$Linux_X86_64 LibreOffice_project/420m0$Build-2</meta:generator>
    <meta:document-statistic meta:table-count="1" meta:cell-count="72" meta:object-count="0"/>
  </office:meta>
</office:document-meta>
</file>